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164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6cm" svg:height="6.7cm" svg:x="6.6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75cm" svg:height="1.414cm" svg:x="6.6cm" svg:y="4.1cm">
          <draw:text-box>
            <text:p>x</text:p>
          </draw:text-box>
        </draw:frame>
        <draw:line draw:style-name="gr3" draw:text-style-name="P2" draw:layer="layout" svg:x1="7.4cm" svg:y1="4.6cm" svg:x2="15.5cm" svg:y2="4.6cm">
          <text:p/>
        </draw:line>
        <draw:frame draw:style-name="gr4" draw:layer="layout" svg:width="5.7cm" svg:height="0.95cm" svg:x="1.3cm" svg:y="1.45cm">
          <draw:text-box>
            <text:p><text:s text:c="3"/>def <text:s/>input_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0:38:01</dc:date>
    <dc:creator>tokai </dc:creator>
    <meta:editing-duration>PT15M34S</meta:editing-duration>
    <meta:editing-cycles>19</meta:editing-cycles>
    <meta:generator>LibreOffice/3.5$Linux_x86 LibreOffice_project/350m1$Build-2</meta:generator>
    <meta:document-statistic meta:object-count="4"/>
  </office:meta>
</office:document-meta>
</file>